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Standard">
      <style:paragraph-properties text:number-lines="false" text:line-number="0"/>
      <style:text-properties style:font-name="Charter"/>
    </style:style>
    <style:style style:name="P2" style:family="paragraph" style:parent-style-name="Heading_20_2">
      <style:text-properties style:font-name="Times" fo:font-size="12pt" style:font-size-asian="12pt" style:font-size-complex="12pt"/>
    </style:style>
    <style:style style:name="P3" style:family="paragraph" style:parent-style-name="Heading_20_1">
      <style:text-properties style:font-name="Times" fo:font-size="12pt" fo:language="en" fo:country="GB" style:font-name-asian="HG Mincho Light J" style:font-size-asian="12pt" style:font-name-complex="Tahoma" style:font-size-complex="12pt"/>
    </style:style>
    <style:style style:name="P4" style:family="paragraph" style:parent-style-name="Text_20_body" style:list-style-name="L1"/>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Ingredients</text:h>
      <text:p text:style-name="Text_20_body">2 tablespoons oil</text:p>
      <text:p text:style-name="Text_20_body">1 teaspoon mustard seeds</text:p>
      <text:p text:style-name="Text_20_body">1 dried red chilli</text:p>
      <text:p text:style-name="Text_20_body">1 onion, sliced</text:p>
      <text:p text:style-name="Text_20_body">½ kg pumpkin</text:p>
      <text:p text:style-name="Text_20_body">¾ teaspoon salt</text:p>
      <text:p text:style-name="Text_20_body">½ teaspoon sugar</text:p>
      <text:p text:style-name="Text_20_body">½ cup water</text:p>
      <text:p text:style-name="Text_20_body">4 tablespoons grated coconut</text:p>
      <text:p text:style-name="Text_20_body">400ml coconut milk</text:p>
      <text:h text:style-name="P2" text:outline-level="2">Method</text:h>
      <text:list xml:id="list1198421807" text:style-name="L1">
        <text:list-item>
          <text:p text:style-name="P4">Heat oil, and fry the mustard seeds until they pop.</text:p>
        </text:list-item>
        <text:list-item>
          <text:p text:style-name="P4">Break chilli in half, and add.</text:p>
        </text:list-item>
        <text:list-item>
          <text:p text:style-name="P4">Add onion and pumpkin, salt and sugar, stir well.</text:p>
        </text:list-item>
        <text:list-item>
          <text:p text:style-name="P4">Add the water, and cook until the pumpkin is soft.</text:p>
        </text:list-item>
        <text:list-item>
          <text:p text:style-name="P4">Add the coconut, stir.</text:p>
        </text:list-item>
        <text:list-item>
          <text:p text:style-name="P4">Remove from hea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Lal Doodhi Bhaji (Pumpkin with Coconut)</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5-22T10:35:59</meta:creation-date>
    <dc:language>en-AU</dc:language>
    <meta:editing-cycles>4</meta:editing-cycles>
    <meta:editing-duration>PT00H09M03S</meta:editing-duration>
    <meta:initial-creator>Frank Jung</meta:initial-creator>
    <dc:date>2010-05-22T15:44:16</dc:date>
    <dc:creator>Frank Jung</dc:creator>
    <meta:document-statistic meta:table-count="0" meta:image-count="0" meta:object-count="0" meta:page-count="1" meta:paragraph-count="19" meta:word-count="89" meta:character-count="461"/>
    <meta:user-defined meta:name="Info 1"/>
    <meta:user-defined meta:name="Info 2"/>
    <meta:user-defined meta:name="Info 3"/>
    <meta:user-defined meta:name="Info 4"/>
  </office:meta>
</office:document-meta>
</file>